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.304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1.115cm"/>
    </style:style>
    <style:style style:name="Table2.D" style:family="table-column">
      <style:table-column-properties style:column-width="2.854cm"/>
    </style:style>
    <style:style style:name="Table2.E" style:family="table-column">
      <style:table-column-properties style:column-width="2.798cm"/>
    </style:style>
    <style:style style:name="Table2.F" style:family="table-column">
      <style:table-column-properties style:column-width="2.759cm"/>
    </style:style>
    <style:style style:name="Table2.A1" style:family="table-cell">
      <style:table-cell-properties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4">
      <style:paragraph-properties fo:margin-left="0cm" fo:margin-right="0cm" fo:margin-top="0.199cm" fo:margin-bottom="0.199cm" loext:contextual-spacing="false" fo:line-height="110%" fo:orphans="2" fo:widows="2" fo:text-indent="0cm" style:auto-text-indent="false"/>
      <style:text-properties fo:font-variant="normal" fo:text-transform="none" fo:color="#333333" style:font-name="Helvetica Neue" fo:font-size="16pt" fo:letter-spacing="normal" fo:font-style="normal" fo:font-weight="bold" style:font-size-asian="16pt" style:font-size-complex="16pt"/>
    </style:style>
    <style:style style:name="P3" style:family="paragraph" style:parent-style-name="Heading_20_4">
      <style:paragraph-properties fo:margin-left="0cm" fo:margin-right="0cm" fo:margin-top="0.199cm" fo:margin-bottom="0.199cm" loext:contextual-spacing="false" style:line-height-at-least="0.45cm" fo:text-align="center" style:justify-single-word="false" fo:orphans="2" fo:widows="2" fo:text-indent="0cm" style:auto-text-indent="false"/>
      <style:text-properties fo:font-variant="normal" fo:text-transform="none" fo:color="#333333" style:font-name="Helvetica Neue" fo:font-size="13.5pt" fo:letter-spacing="normal" fo:font-style="normal" style:text-underline-style="solid" style:text-underline-width="auto" style:text-underline-color="font-color" fo:font-weight="bold" officeooo:rsid="001d1012" officeooo:paragraph-rsid="0025f763"/>
    </style:style>
    <style:style style:name="P4" style:family="paragraph" style:parent-style-name="Text_20_body">
      <style:paragraph-properties fo:margin-left="0cm" fo:margin-right="0cm" fo:margin-top="0.199cm" fo:margin-bottom="0.199cm" loext:contextual-spacing="false" fo:line-height="110%" fo:orphans="2" fo:widows="2" fo:text-indent="0cm" style:auto-text-indent="false"/>
      <style:text-properties fo:font-variant="normal" fo:text-transform="none" fo:color="#333333" style:font-name="Helvetica Neue" fo:font-size="13.5pt" fo:letter-spacing="normal" fo:font-style="normal" fo:font-weight="bold" officeooo:paragraph-rsid="00270a22"/>
    </style:style>
    <style:style style:name="P5" style:family="paragraph" style:parent-style-name="Text_20_body">
      <style:paragraph-properties fo:margin-left="0cm" fo:margin-right="0cm" fo:margin-top="0.199cm" fo:margin-bottom="0.199cm" loext:contextual-spacing="false" fo:line-height="110%" fo:orphans="2" fo:widows="2" fo:text-indent="0cm" style:auto-text-indent="false"/>
      <style:text-properties fo:font-variant="normal" fo:text-transform="none" fo:color="#333333" style:font-name="Helvetica Neue" fo:font-size="13.5pt" fo:letter-spacing="normal" fo:font-style="normal" fo:font-weight="bold" officeooo:paragraph-rsid="002c7038"/>
    </style:style>
    <style:style style:name="P6" style:family="paragraph" style:parent-style-name="Text_20_body">
      <style:paragraph-properties fo:margin-left="0cm" fo:margin-right="0cm" fo:margin-top="0.199cm" fo:margin-bottom="0.199cm" loext:contextual-spacing="false" fo:line-height="110%" fo:orphans="2" fo:widows="2" fo:text-indent="0cm" style:auto-text-indent="false"/>
      <style:text-properties fo:font-variant="normal" fo:text-transform="none" fo:color="#333333" style:font-name="Helvetica Neue" fo:font-size="13.5pt" fo:letter-spacing="normal" fo:font-style="normal" fo:font-weight="bold" officeooo:rsid="00268c72" officeooo:paragraph-rsid="00268c72"/>
    </style:style>
    <style:style style:name="P7" style:family="paragraph" style:parent-style-name="Text_20_body">
      <style:paragraph-properties fo:margin-left="0cm" fo:margin-right="0cm" fo:margin-top="0.199cm" fo:margin-bottom="0.199cm" loext:contextual-spacing="false" fo:line-height="110%" fo:orphans="2" fo:widows="2" fo:text-indent="0cm" style:auto-text-indent="false"/>
      <style:text-properties fo:font-variant="normal" fo:text-transform="none" fo:color="#333333" style:font-name="Helvetica Neue" fo:font-size="16pt" fo:letter-spacing="normal" fo:font-style="normal" fo:font-weight="bold" officeooo:paragraph-rsid="0028b602" style:font-size-asian="16pt" style:font-size-complex="16pt"/>
    </style:style>
    <style:style style:name="P8" style:family="paragraph" style:parent-style-name="Text_20_body">
      <style:paragraph-properties fo:margin-left="0cm" fo:margin-right="0cm" fo:margin-top="0.199cm" fo:margin-bottom="0.199cm" loext:contextual-spacing="false" fo:line-height="110%" fo:orphans="2" fo:widows="2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333333" style:font-name="Helvetica Neue" fo:font-size="13.5pt" fo:letter-spacing="normal" fo:font-style="normal" fo:font-weight="bold" officeooo:paragraph-rsid="0028b602"/>
    </style:style>
    <style:style style:name="P9" style:family="paragraph" style:parent-style-name="Table_20_Contents">
      <style:paragraph-properties fo:margin-left="0cm" fo:margin-right="0cm" style:line-height-at-least="0.45cm" fo:text-align="center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bold"/>
    </style:style>
    <style:style style:name="P10" style:family="paragraph" style:parent-style-name="Table_20_Contents">
      <style:paragraph-properties fo:margin-left="0cm" fo:margin-right="0cm" style:line-height-at-least="0.199cm" fo:text-align="center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rsid="00154ae0" officeooo:paragraph-rsid="00154ae0"/>
    </style:style>
    <style:style style:name="P11" style:family="paragraph" style:parent-style-name="Table_20_Contents">
      <style:paragraph-properties fo:margin-left="0cm" fo:margin-right="0cm" style:line-height-at-least="0.199cm" fo:text-align="end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/>
    </style:style>
    <style:style style:name="P12" style:family="paragraph" style:parent-style-name="Table_20_Contents">
      <style:paragraph-properties fo:margin-left="0cm" fo:margin-right="0cm" style:line-height-at-least="0.199cm" fo:text-align="end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154ae0"/>
    </style:style>
    <style:style style:name="P13" style:family="paragraph" style:parent-style-name="Table_20_Contents">
      <style:paragraph-properties fo:margin-left="0cm" fo:margin-right="0cm" style:line-height-at-least="0.199cm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/>
    </style:style>
    <style:style style:name="P14" style:family="paragraph" style:parent-style-name="Table_20_Contents">
      <style:paragraph-properties fo:margin-left="0cm" fo:margin-right="0cm" style:line-height-at-least="0.199cm" fo:text-align="center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rsid="0023fa3e" officeooo:paragraph-rsid="0023fa3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303b9c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2e66ee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2b555" officeooo:paragraph-rsid="0032b555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2e66ee"/>
    </style:style>
    <style:style style:name="P19" style:family="paragraph" style:parent-style-name="Heading_20_4">
      <style:paragraph-properties fo:margin-top="0.199cm" fo:margin-bottom="0.199cm" loext:contextual-spacing="false"/>
      <style:text-properties fo:font-variant="normal" fo:text-transform="none" fo:color="#333333" style:font-name="Helvetica Neue" fo:font-size="13.5pt" fo:letter-spacing="normal" fo:font-style="normal" fo:font-weight="bold" officeooo:paragraph-rsid="0014dc8e"/>
    </style:style>
    <style:style style:name="P20" style:family="paragraph" style:parent-style-name="Heading_20_4">
      <style:paragraph-properties fo:margin-top="0.199cm" fo:margin-bottom="0.199cm" loext:contextual-spacing="false"/>
      <style:text-properties fo:font-variant="normal" fo:text-transform="none" fo:color="#333333" style:font-name="Helvetica Neue" fo:font-size="13.5pt" fo:letter-spacing="normal" fo:font-style="normal" fo:font-weight="bold" officeooo:paragraph-rsid="001d62fc"/>
    </style:style>
    <style:style style:name="P21" style:family="paragraph" style:parent-style-name="Heading_20_4">
      <style:paragraph-properties fo:margin-top="0.199cm" fo:margin-bottom="0.199cm" loext:contextual-spacing="false" fo:text-align="center" style:justify-single-word="false"/>
      <style:text-properties fo:font-variant="normal" fo:text-transform="none" fo:color="#333333" style:font-name="Helvetica Neue" fo:font-size="13.5pt" fo:letter-spacing="normal" fo:font-style="normal" style:text-underline-style="solid" style:text-underline-width="auto" style:text-underline-color="font-color" fo:font-weight="bold" officeooo:rsid="001d1012" officeooo:paragraph-rsid="001d1012"/>
    </style:style>
    <style:style style:name="P22" style:family="paragraph" style:parent-style-name="Text_20_body">
      <style:paragraph-properties fo:margin-top="0.199cm" fo:margin-bottom="0.199cm" loext:contextual-spacing="false"/>
      <style:text-properties fo:font-variant="normal" fo:text-transform="none" fo:color="#333333" style:font-name="Helvetica Neue" fo:font-size="13.5pt" fo:letter-spacing="normal" fo:font-style="normal" fo:font-weight="bold" officeooo:paragraph-rsid="001d62fc"/>
    </style:style>
    <style:style style:name="P23" style:family="paragraph" style:parent-style-name="Text_20_body">
      <style:paragraph-properties fo:margin-top="0.199cm" fo:margin-bottom="0.199cm" loext:contextual-spacing="false"/>
      <style:text-properties fo:font-variant="normal" fo:text-transform="none" fo:color="#333333" style:font-name="Helvetica Neue" fo:font-size="13.5pt" fo:letter-spacing="normal" fo:font-style="normal" fo:font-weight="bold" officeooo:paragraph-rsid="002aac74"/>
    </style:style>
    <style:style style:name="P24" style:family="paragraph" style:parent-style-name="Text_20_body">
      <style:paragraph-properties fo:margin-top="0.199cm" fo:margin-bottom="0.199cm" loext:contextual-spacing="false"/>
      <style:text-properties fo:font-variant="normal" fo:text-transform="none" fo:color="#333333" style:font-name="Helvetica Neue" fo:font-size="13.5pt" fo:letter-spacing="normal" fo:font-style="normal" fo:font-weight="bold" officeooo:rsid="002e66ee" officeooo:paragraph-rsid="002e66ee"/>
    </style:style>
    <style:style style:name="P25" style:family="paragraph" style:parent-style-name="Text_20_body">
      <style:paragraph-properties fo:margin-top="0.199cm" fo:margin-bottom="0.199cm" loext:contextual-spacing="false" fo:padding="0.074cm" fo:border-left="none" fo:border-right="none" fo:border-top="none" fo:border-bottom="0.06pt solid #000000" style:join-border="false"/>
      <style:text-properties fo:font-variant="normal" fo:text-transform="none" fo:color="#333333" style:font-name="Helvetica Neue" fo:font-size="13.5pt" fo:letter-spacing="normal" fo:font-style="normal" fo:font-weight="bold" officeooo:paragraph-rsid="0014dc8e"/>
    </style:style>
    <style:style style:name="P26" style:family="paragraph" style:parent-style-name="Text_20_body">
      <style:paragraph-properties fo:margin-top="0.199cm" fo:margin-bottom="0.199cm" loext:contextual-spacing="false" fo:padding="0.074cm" fo:border-left="none" fo:border-right="none" fo:border-top="none" fo:border-bottom="0.06pt solid #000000" style:join-border="false"/>
      <style:text-properties fo:font-variant="normal" fo:text-transform="none" fo:color="#333333" style:font-name="Helvetica Neue" fo:font-size="13.5pt" fo:letter-spacing="normal" fo:font-style="normal" fo:font-weight="bold" officeooo:paragraph-rsid="001dce2b"/>
    </style:style>
    <style:style style:name="P27" style:family="paragraph" style:parent-style-name="Text_20_body">
      <style:paragraph-properties fo:margin-top="0.199cm" fo:margin-bottom="0cm" loext:contextual-spacing="false"/>
      <style:text-properties fo:font-variant="normal" fo:text-transform="none" fo:color="#333333" style:font-name="Helvetica Neue" fo:font-size="13.5pt" fo:letter-spacing="normal" fo:font-style="normal" fo:font-weight="bold" officeooo:paragraph-rsid="001dce2b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3382f5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43110" officeooo:paragraph-rsid="00343110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43110" officeooo:paragraph-rsid="0034de3e"/>
    </style:style>
    <style:style style:name="T1" style:family="text">
      <style:text-properties officeooo:rsid="001d62fc"/>
    </style:style>
    <style:style style:name="T2" style:family="text">
      <style:text-properties officeooo:rsid="001dce2b"/>
    </style:style>
    <style:style style:name="T3" style:family="text">
      <style:text-properties officeooo:rsid="00268c72"/>
    </style:style>
    <style:style style:name="T4" style:family="text">
      <style:text-properties officeooo:rsid="00270a22"/>
    </style:style>
    <style:style style:name="T5" style:family="text">
      <style:text-properties officeooo:rsid="002aac74"/>
    </style:style>
    <style:style style:name="T6" style:family="text">
      <style:text-properties fo:color="#3c3c3c" style:font-name="Monospace" fo:font-size="10pt" style:font-size-asian="10pt"/>
    </style:style>
    <style:style style:name="T7" style:family="text">
      <style:text-properties fo:color="#3c3c3c" style:font-name="Monospace" fo:font-size="10pt" officeooo:rsid="00303b9c" style:font-size-asian="10pt"/>
    </style:style>
    <style:style style:name="T8" style:family="text">
      <style:text-properties fo:color="#3c3c3c" style:font-name="Monospace" fo:font-size="10pt" style:font-size-asian="10pt" style:font-weight-asian="normal" style:font-weight-complex="normal"/>
    </style:style>
    <style:style style:name="T9" style:family="text">
      <style:text-properties fo:color="#3c3c3c" style:font-name="Monospace" fo:font-size="10pt" officeooo:rsid="0031bc4b" style:font-size-asian="10pt" style:font-weight-asian="normal" style:font-weight-complex="normal"/>
    </style:style>
    <style:style style:name="T10" style:family="text">
      <style:text-properties fo:color="#3c3c3c" style:font-name="Monospace" fo:font-size="10pt" officeooo:rsid="003382f5" style:font-size-asian="10pt" style:font-weight-asian="normal" style:font-weight-complex="normal"/>
    </style:style>
    <style:style style:name="T11" style:family="text">
      <style:text-properties fo:color="#3c3c3c" style:font-name="Monospace" fo:font-size="10pt" style:text-underline-style="solid" style:text-underline-width="auto" style:text-underline-color="font-color" style:font-size-asian="10pt" style:font-weight-asian="normal" style:font-weight-complex="normal"/>
    </style:style>
    <style:style style:name="T12" style:family="text">
      <style:text-properties fo:color="#3c3c3c" style:font-name="Monospace" fo:font-size="10pt" style:text-underline-style="none" style:font-size-asian="10pt" style:font-weight-asian="normal" style:font-weight-complex="normal"/>
    </style:style>
    <style:style style:name="T13" style:family="text">
      <style:text-properties fo:font-variant="normal" fo:text-transform="none" fo:color="#3c3c3c" style:font-name="Monospace" fo:font-size="10pt" fo:letter-spacing="normal" fo:font-style="normal" officeooo:rsid="002e66ee" style:font-size-asian="10pt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1" text:outline-level="4">Datos Generales</text:h>
          </table:table-cell>
        </table:table-row>
        <table:table-row>
          <table:table-cell table:style-name="Table1.A2" office:value-type="string">
            <text:h text:style-name="P20" text:outline-level="4"><text:span text:style-name="T1">N° liquidación: </text:span><text:span text:style-name="T1"><text:text-input text:description="">$lm.nro_liquidacion_parque</text:text-input></text:span></text:h>
            <text:p text:style-name="P23"><text:span text:style-name="T5">Total Personal: </text:span><text:span text:style-name="T5"><text:text-input text:description="">$lm.cantidad_liquidaciones_puestos</text:text-input></text:span></text:p>
            <text:p text:style-name="P22"><text:span text:style-name="T1">Fecha liquidación: </text:span><text:span text:style-name="T1"><text:text-input text:description="">$date.formatDate($lm.fecha_liquidacion)</text:text-input></text:span></text:p>
            <text:p text:style-name="P27"><text:span text:style-name="T2">Periodo liquidación: </text:span><text:span text:style-name="T2"><text:text-input text:description="">$lm.periodo.nombre</text:text-input></text:span></text:p>
            <text:p text:style-name="P26"/>
            <text:h text:style-name="P19" text:outline-level="4">Total C/A: <text:text-input text:description="">$number.moneda($lm.getTotalCA())</text:text-input></text:h>
            <text:h text:style-name="P19" text:outline-level="4">Total S/A: <text:text-input text:description="">$number.moneda($lm.getTotalSA())</text:text-input></text:h>
            <text:p text:style-name="P24">Retenciones:</text:p>
            <text:p text:style-name="P15"><text:span text:style-name="T6">Total </text:span><text:span text:style-name="T7">OS</text:span><text:span text:style-name="T6">:</text:span><text:span text:style-name="T13"><text:text-input text:description="$number.moneda($lm.getTotalOs())">$number.moneda($lm.getTotalOs())</text:text-input></text:span></text:p>
            <text:p text:style-name="P15"><text:span text:style-name="T6">Total Jubilacion:</text:span><text:span text:style-name="T6"><text:text-input text:description="$number.moneda($lm.getTotalJubilacion())">$number.moneda($lm.getTotalJubilacion())</text:text-input></text:span></text:p>
            <text:p text:style-name="P16"><text:span text:style-name="T6">Total S.Sepelio:</text:span><text:span text:style-name="T6"><text:text-input text:description="$number.moneda($lm.getTotalSeguroSepelio())">$number.moneda($lm.getTotalSeguroSepelio())</text:text-input></text:span></text:p>
            <text:p text:style-name="P16"><text:span text:style-name="T6">Total S.Vida:</text:span><text:span text:style-name="T6"><text:text-input text:description="$number.moneda($lm.getTotalSeguroVida())">$number.moneda($lm.getTotalSeguroVida())</text:text-input></text:span></text:p>
            <text:p text:style-name="P16"><text:span text:style-name="T6">Total Embargo:</text:span><text:span text:style-name="T6"><text:text-input text:description="$number.moneda($lm.getTotalEmbargo())">$number.moneda($lm.getTotalEmbargo())</text:text-input></text:span></text:p>
            <text:p text:style-name="P17"><text:span text:style-name="T6">Total Imp.Gcias:</text:span><text:span text:style-name="T6"><text:text-input text:description="$number.moneda($lm.getTotalImpuestoGanancia())">$number.moneda($lm.getTotalImpuestoGanancia())</text:text-input></text:span><text:span text:style-name="T6"> </text:span></text:p>
            <text:p text:style-name="P18"><text:span text:style-name="T8">Total C.PrestaFacil:</text:span><text:span text:style-name="T9"><text:text-input text:description="$number.moneda($lm.getTotalPrestafacil())">$number.moneda($lm.getTotalPrestafacil())</text:text-input></text:span></text:p>
            <text:p text:style-name="P28"><text:span text:style-name="T9">Total C.</text:span><text:span text:style-name="T10">Iprodha</text:span><text:span text:style-name="T9">:</text:span><text:span text:style-name="T9"><text:text-input text:description="$number.moneda($lm.getTotalIprodha())">$number.moneda($lm.getTotalIprodha())</text:text-input></text:span></text:p>
            <text:p text:style-name="P29"><text:span text:style-name="T9">T</text:span><text:span text:style-name="T8">otal : </text:span><text:span text:style-name="T8"><text:text-input text:description="$number.moneda($lm.getTotalMutual())">$number.moneda($lm.getTotalMutual())</text:text-input></text:span></text:p>
            <text:p text:style-name="P30"><text:span text:style-name="T8">Total :</text:span><text:span text:style-name="T12"><text:text-input text:description="$number.moneda($lm.getTotalCuotaMutual())">$number.moneda($lm.getTotalCuotaMutual())</text:text-input></text:span></text:p>
            <text:p text:style-name="P29"><text:span text:style-name="T8">Total Yacare: </text:span><text:span text:style-name="T8"><text:text-input text:description="$number.moneda($lm.getTotalYacare())">$number.moneda($lm.getTotalYacare())</text:text-input></text:span></text:p>
            <text:p text:style-name="P25"/>
            <text:h text:style-name="P2" text:outline-level="4">Total Ret.: <text:text-input text:description="">$number.moneda($lm.getTotalRetenciones())</text:text-input></text:h>
            <text:h text:style-name="P2" text:outline-level="4">Total a Cobrar: <text:text-input text:description="">$number.moneda($lm.getTotalACobrar())</text:text-input></text:h>
            <text:p text:style-name="P7"><text:span text:style-name="T4">Costo Liquidacion S/P: </text:span><text:span text:style-name="T4"><text:text-input text:description="">$number.moneda($lm.getSubTotalAPagar())</text:text-input></text:span></text:p>
            <text:p text:style-name="P8"/>
            <text:p text:style-name="P5"><text:span text:style-name="T3">Total C/P Obra Social: </text:span><text:span text:style-name="T3"><text:text-input text:description="">$number.moneda($lm.getContribucionesPatronalesObraSocial())</text:text-input></text:span></text:p>
            <text:p text:style-name="P5"><text:span text:style-name="T3">Total C/P Jubilacion: </text:span><text:span text:style-name="T3"><text:text-input text:description="">$number.moneda($lm.getContribucionesPatronalesJubilacion())</text:text-input></text:span></text:p>
            <text:p text:style-name="P4"><text:span text:style-name="T4">Costo Total Liquidacion: </text:span><text:span text:style-name="T4"><text:text-input text:description="">$number.moneda($lm.getTotalAPagar())</text:text-input></text:span></text:p>
            <text:p text:style-name="P6"><text:soft-page-break/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h text:style-name="P3" text:outline-level="4">Datos por Concepto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Cod.</text:p>
          </table:table-cell>
          <table:table-cell table:style-name="Table2.B2" office:value-type="string">
            <text:p text:style-name="P9">Concepto</text:p>
          </table:table-cell>
          <table:table-cell table:style-name="Table2.C2" office:value-type="string">
            <text:p text:style-name="P9">Cant</text:p>
          </table:table-cell>
          <table:table-cell table:style-name="Table2.D2" office:value-type="string">
            <text:p text:style-name="P9">Haberes C/A</text:p>
          </table:table-cell>
          <table:table-cell table:style-name="Table2.E2" office:value-type="string">
            <text:p text:style-name="P9">Haberes S/A</text:p>
          </table:table-cell>
          <table:table-cell table:style-name="Table2.F2" office:value-type="string">
            <text:p text:style-name="P9">Desc.</text:p>
          </table:table-cell>
        </table:table-row>
        <table:table-row>
          <table:table-cell table:style-name="Table2.A3" office:value-type="string">
            <text:p text:style-name="P13"><text:text-input text:description="">@before-row#foreach($linea in $dc)</text:text-input><text:text-input text:description="">$linea.getString("codigo")</text:text-input><text:text-input text:description="">@after-row#end</text:text-input></text:p>
          </table:table-cell>
          <table:table-cell table:style-name="Table2.A3" office:value-type="string">
            <text:p text:style-name="P13"><text:text-input text:description="">$linea.getString("deno")</text:text-input></text:p>
          </table:table-cell>
          <table:table-cell table:style-name="Table2.A3" office:value-type="string">
            <text:p text:style-name="P10"><text:text-input text:description="">$linea.getInteger("totalCantidad")</text:text-input></text:p>
            <text:p text:style-name="P14"/>
          </table:table-cell>
          <table:table-cell table:style-name="Table2.A3" office:value-type="string">
            <text:p text:style-name="P11"><text:text-input text:description="">#if($linea.getInteger("tipo") == 1 || $linea.getInteger("tipo") == 4)</text:text-input><text:text-input text:description="">$number.moneda($linea.getBigDecimal("importe"))</text:text-input><text:text-input text:description="">#end</text:text-input></text:p>
          </table:table-cell>
          <table:table-cell table:style-name="Table2.A3" office:value-type="string">
            <text:p text:style-name="P12"><text:text-input text:description="">#if($linea.getInteger("tipo") == 2)</text:text-input><text:text-input text:description="">$number.moneda($linea.getBigDecimal("importe"))</text:text-input><text:text-input text:description="">#end</text:text-input></text:p>
          </table:table-cell>
          <table:table-cell table:style-name="Table2.F3" office:value-type="string">
            <text:p text:style-name="P12"><text:text-input text:description="">#if($linea.getInteger("tipo") == 3)</text:text-input><text:text-input text:description="">$number.moneda($linea.getBigDecimal("importe"))</text:text-input><text:text-input text:description="">#end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5-02-18T20:07:46</meta:creation-date>
    <dc:date>2022-03-02T10:29:11.231635181</dc:date>
    <meta:editing-duration>PT2H15M28S</meta:editing-duration>
    <meta:editing-cycles>38</meta:editing-cycles>
    <meta:generator>LibreOffice/5.1.6.2$Linux_X86_64 LibreOffice_project/10m0$Build-2</meta:generator>
    <meta:document-statistic meta:table-count="2" meta:image-count="0" meta:object-count="0" meta:page-count="2" meta:paragraph-count="39" meta:word-count="190" meta:character-count="1837" meta:non-whitespace-character-count="1776"/>
  </office:meta>
</office:document-meta>
</file>